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54in"/>
    </style:style>
    <style:style style:name="co2" style:family="table-column">
      <style:table-column-properties fo:break-before="auto" style:column-width="4.6854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Expected Time (Minutes)</text:p>
          </table:table-cell>
          <table:table-cell office:value-type="string" calcext:value-type="string">
            <text:p>Real Time (Minute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Verifying an Alien Dictionary</text:p>
          </table:table-cell>
          <table:table-cell office:value-type="string" calcext:value-type="string">
            <text:p>https://leetcode.com/problems/verifying-an-alien-dictionar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D2]/[.E2]"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string" calcext:value-type="string">
            <text:p>Most Common Word </text:p>
          </table:table-cell>
          <table:table-cell office:value-type="string" calcext:value-type="string">
            <text:p>https://leetcode.com/problems/most-common-word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D3]/[.E3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First Unique Character in a String</text:p>
          </table:table-cell>
          <table:table-cell office:value-type="string" calcext:value-type="string">
            <text:p>https://leetcode.com/problems/first-unique-character-in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]/[.E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nning Sum of 1d Array</text:p>
          </table:table-cell>
          <table:table-cell office:value-type="string" calcext:value-type="string">
            <text:p>https://leetcode.com/problems/running-sum-of-1d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]/[.E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Moves to Equal Array Elements</text:p>
          </table:table-cell>
          <table:table-cell office:value-type="string" calcext:value-type="string">
            <text:p>https://leetcode.com/problems/minimum-moves-to-equal-array-elements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mater Of <text:s/>Binary Tree</text:p>
          </table:table-cell>
          <table:table-cell office:value-type="string" calcext:value-type="string">
            <text:p>https://leetcode.com/problems/diameter-of-binary-tre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D7]/[.E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issing number</text:p>
          </table:table-cell>
          <table:table-cell office:value-type="string" calcext:value-type="string">
            <text:p>https://leetcode.com/problems/missing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8]/[.E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ajority Element</text:p>
          </table:table-cell>
          <table:table-cell office:value-type="string" calcext:value-type="string">
            <text:p>https://leetcode.com/problems/majority-element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9]/[.E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cal Triangle</text:p>
          </table:table-cell>
          <table:table-cell office:value-type="string" calcext:value-type="string">
            <text:p>https://leetcode.com/problems/pascals-triangl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0]/[.E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ger Rate Limiter</text:p>
          </table:table-cell>
          <table:table-cell office:value-type="string" calcext:value-type="string">
            <text:p>https://leetcode.com/problems/logger-rate-limit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1]/[.E1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2]/[.E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ted List Weight Sum</text:p>
          </table:table-cell>
          <table:table-cell office:value-type="string" calcext:value-type="string">
            <text:p>https://leetcode.com/problems/nested-list-weight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4]/[.E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mum Value to Get Positive Step by Step Sum</text:p>
          </table:table-cell>
          <table:table-cell office:value-type="string" calcext:value-type="string">
            <text:p>https://leetcode.com/problems/minimum-value-to-get-positive-step-by-step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5]/[.E15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lood Fill</text:p>
          </table:table-cell>
          <table:table-cell office:value-type="string" calcext:value-type="string">
            <text:p>https://leetcode.com/problems/flood-fill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6]/[.E16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Kth Largest Element in a Stream</text:p>
          </table:table-cell>
          <table:table-cell office:value-type="string" calcext:value-type="string">
            <text:p>https://leetcode.com/problems/kth-largest-element-in-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17]/[.E1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somorphic Strings</text:p>
          </table:table-cell>
          <table:table-cell office:value-type="string" calcext:value-type="string">
            <text:p>https://leetcode.com/problems/isomorphic-string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8]/[.E1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uffle The Array</text:p>
          </table:table-cell>
          <table:table-cell office:value-type="string" calcext:value-type="string">
            <text:p>https://leetcode.com/problems/shuffle-the-array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19]/[.E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 Average from Data Stream</text:p>
          </table:table-cell>
          <table:table-cell office:value-type="string" calcext:value-type="string">
            <text:p>https://leetcode.com/problems/moving-average-from-dat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0]/[.E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land Perimeter</text:p>
          </table:table-cell>
          <table:table-cell office:value-type="string" calcext:value-type="string">
            <text:p>https://leetcode.com/problems/island-perimet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1]/[.E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All adjacent Duplicates in string</text:p>
          </table:table-cell>
          <table:table-cell office:value-type="string" calcext:value-type="string">
            <text:p>https://leetcode.com/problems/remove-all-adjacent-duplicates-in-string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22]/[.E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All Numbers Disappeared in an Array</text:p>
          </table:table-cell>
          <table:table-cell office:value-type="string" calcext:value-type="string">
            <text:p>https://leetcode.com/problems/find-all-numbers-disappeared-in-an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23]/[.E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bonacci Number</text:p>
          </table:table-cell>
          <table:table-cell office:value-type="string" calcext:value-type="string">
            <text:p>https://leetcode.com/problems/fibonacci-numb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4]/[.E2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verse Vowels of a String</text:p>
          </table:table-cell>
          <table:table-cell office:value-type="string" calcext:value-type="string">
            <text:p>https://leetcode.com/problems/reverse-vowels-of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5]/[.E2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Vowels from a String</text:p>
          </table:table-cell>
          <table:table-cell office:value-type="string" calcext:value-type="string">
            <text:p>https://leetcode.com/problems/remove-vowels-from-a-string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6]/[.E2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ds With the Greatest Number of Candies</text:p>
          </table:table-cell>
          <table:table-cell office:value-type="string" calcext:value-type="string">
            <text:p>https://leetcode.com/problems/kids-with-the-greatest-number-of-candi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7]/[.E2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n Cost Climbing Stairs</text:p>
          </table:table-cell>
          <table:table-cell office:value-type="string" calcext:value-type="string">
            <text:p>https://leetcode.com/problems/min-cost-climbing-stair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8]/[.E2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erse Words in a String III</text:p>
          </table:table-cell>
          <table:table-cell office:value-type="string" calcext:value-type="string">
            <text:p>https://leetcode.com/problems/reverse-words-in-a-string-iii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9]/[.E29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ximum Number of Balloons</text:p>
          </table:table-cell>
          <table:table-cell office:value-type="string" calcext:value-type="string">
            <text:p>https://leetcode.com/problems/maximum-number-of-ballo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30]/[.E30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https://leetcode.com/problems/sqrtx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1]/[.E3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ight Checker</text:p>
          </table:table-cell>
          <table:table-cell office:value-type="string" calcext:value-type="string">
            <text:p>https://leetcode.com/problems/height-check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2]/[.E32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s Subsequence</text:p>
          </table:table-cell>
          <table:table-cell office:value-type="string" calcext:value-type="string">
            <text:p>https://leetcode.com/problems/is-subsequenc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table:formula="of:=[.D33]/[.E33]" office:value-type="float" office:value="1.17647058823529" calcext:value-type="float">
            <text:p>1.17647058823529</text:p>
          </table:table-cell>
        </table:table-row>
        <table:table-row table:style-name="ro1">
          <table:table-cell office:value-type="string" calcext:value-type="string">
            <text:p>Range Sum Query - Immutable</text:p>
          </table:table-cell>
          <table:table-cell office:value-type="string" calcext:value-type="string">
            <text:p>https://leetcode.com/problems/range-sum-query-immutabl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4]/[.E3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d Pattern</text:p>
          </table:table-cell>
          <table:table-cell office:value-type="string" calcext:value-type="string">
            <text:p>https://leetcode.com/problems/word-patter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D35]/[.E35]" office:value-type="float" office:value="0.526315789473684" calcext:value-type="float">
            <text:p>0.526315789473684</text:p>
          </table:table-cell>
        </table:table-row>
        <table:table-row table:style-name="ro1">
          <table:table-cell office:value-type="string" calcext:value-type="string">
            <text:p>Number Of Good Pairs</text:p>
          </table:table-cell>
          <table:table-cell office:value-type="string" calcext:value-type="string">
            <text:p>https://leetcode.com/problems/number-of-good-pair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6]/[.E3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wels and Stones</text:p>
          </table:table-cell>
          <table:table-cell office:value-type="string" calcext:value-type="string">
            <text:p>https://leetcode.com/problems/jewels-and-st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7]/[.E3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ber of Steps to Reduce a Number to Zero</text:p>
          </table:table-cell>
          <table:table-cell office:value-type="string" calcext:value-type="string">
            <text:p>https://leetcode.com/problems/number-of-steps-to-reduce-a-number-to-zero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38]/[.E38]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Shuffle String</text:p>
          </table:table-cell>
          <table:table-cell office:value-type="string" calcext:value-type="string">
            <text:p>https://leetcode.com/problems/shuffle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9]/[.E3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otonic Array</text:p>
          </table:table-cell>
          <table:table-cell office:value-type="string" calcext:value-type="string">
            <text:p>https://leetcode.com/problems/monotonic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40]/[.E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The Town Judge</text:p>
          </table:table-cell>
          <table:table-cell office:value-type="string" calcext:value-type="string">
            <text:p>https://leetcode.com/problems/find-the-town-judg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41]/[.E4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Pairs of Songs With Total Durations Divisible by 60</text:p>
          </table:table-cell>
          <table:table-cell office:value-type="string" calcext:value-type="string">
            <text:p>https://leetcode.com/problems/pairs-of-songs-with-total-durations-divisible-by-60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42]/[.E42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Palindrome Permutation</text:p>
          </table:table-cell>
          <table:table-cell office:value-type="string" calcext:value-type="string">
            <text:p>https://leetcode.com/problems/palindrome-permutatio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43]/[.E4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gly Number</text:p>
          </table:table-cell>
          <table:table-cell office:value-type="string" calcext:value-type="string">
            <text:p>https://leetcode.com/problems/ugly-numb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44]/[.E44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eeting Rooms</text:p>
          </table:table-cell>
          <table:table-cell office:value-type="string" calcext:value-type="string">
            <text:p>https://leetcode.com/problems/meeting-room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5]/[.E4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ngest Palindrom</text:p>
          </table:table-cell>
          <table:table-cell office:value-type="string" calcext:value-type="string">
            <text:p>https://leetcode.com/problems/longest-palindrome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46]/[.E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nt Primes</text:p>
          </table:table-cell>
          <table:table-cell office:value-type="string" calcext:value-type="string">
            <text:p>https://leetcode.com/problems/count-prime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47]/[.E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th Missing Positive Number</text:p>
          </table:table-cell>
          <table:table-cell office:value-type="string" calcext:value-type="string">
            <text:p>https://leetcode.com/problems/kth-missing-positive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48]/[.E4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ind Lucky Integer in an Array</text:p>
          </table:table-cell>
          <table:table-cell office:value-type="string" calcext:value-type="string">
            <text:p>https://leetcode.com/problems/find-lucky-integer-in-a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9]/[.E4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plicate Zeros</text:p>
          </table:table-cell>
          <table:table-cell office:value-type="string" calcext:value-type="string">
            <text:p>https://leetcode.com/problems/duplicate-zero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50]/[.E50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Add Digits</text:p>
          </table:table-cell>
          <table:table-cell office:value-type="string" calcext:value-type="string">
            <text:p>https://leetcode.com/problems/add-digit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1]/[.E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fect Number</text:p>
          </table:table-cell>
          <table:table-cell office:value-type="string" calcext:value-type="string">
            <text:p>https://leetcode.com/problems/perfect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52]/[.E5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st World</text:p>
          </table:table-cell>
          <table:table-cell office:value-type="string" calcext:value-type="string">
            <text:p>https://leetcode.com/problems/length-of-last-word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3]/[.E5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ck If N and Its Double Exist</text:p>
          </table:table-cell>
          <table:table-cell office:value-type="string" calcext:value-type="string">
            <text:p>https://leetcode.com/problems/check-if-n-and-its-double-exis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4]/[.E5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n Place Flowers</text:p>
          </table:table-cell>
          <table:table-cell office:value-type="string" calcext:value-type="string">
            <text:p>https://leetcode.com/problems/can-place-flowers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5]/[.E55]" office:value-type="float" office:value="1" calcext:value-type="float">
            <text:p>1</text:p>
          </table:table-cell>
        </table:table-row>
        <table:table-row table:style-name="ro1" table:number-rows-repeated="45">
          <table:table-cell table:number-columns-repeated="7"/>
        </table:table-row>
        <table:table-row table:style-name="ro1">
          <table:table-cell office:value-type="string" calcext:value-type="string">
            <text:p>Boundary of Binary Tree</text:p>
          </table:table-cell>
          <table:table-cell office:value-type="string" calcext:value-type="string">
            <text:p>https://leetcode.com/problems/boundary-of-binary-tree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 office:value-type="string" calcext:value-type="string">
            <text:p>https://leetcode.com/problems/meeting-rooms-ii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p K Frequent Words</text:p>
          </table:table-cell>
          <table:table-cell office:value-type="string" calcext:value-type="string">
            <text:p>https://leetcode.com/problems/top-k-frequent-word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ick Wall</text:p>
          </table:table-cell>
          <table:table-cell office:value-type="string" calcext:value-type="string">
            <text:p>https://leetcode.com/problems/brick-wall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 office:value-type="string" calcext:value-type="string">
            <text:p>https://leetcode.com/problems/kth-smallest-element-in-a-bst/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 style:data-style-name="N2" text:time-value="15:54:26.8071027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5:40:18.983286775</meta:creation-date>
    <dc:date>2020-12-04T19:34:00.431647502</dc:date>
    <meta:editing-duration>P3DT38M25S</meta:editing-duration>
    <meta:editing-cycles>88</meta:editing-cycles>
    <meta:generator>LibreOffice/7.0.2.2$Linux_X86_64 LibreOffice_project/00$Build-2</meta:generator>
    <meta:document-statistic meta:table-count="1" meta:cell-count="409" meta:object-count="0"/>
  </office:meta>
</office:document-meta>
</file>